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24d" officeooo:paragraph-rsid="0003424d"/>
    </style:style>
    <style:style style:name="P2" style:family="paragraph" style:parent-style-name="Standard">
      <style:text-properties fo:font-size="6pt" officeooo:rsid="0003424d" officeooo:paragraph-rsid="0003424d" style:font-size-asian="5.25pt" style:font-size-complex="6pt"/>
    </style:style>
    <style:style style:name="P3" style:family="paragraph" style:parent-style-name="Standard">
      <style:text-properties fo:font-size="6pt" officeooo:rsid="00043a4f" officeooo:paragraph-rsid="00043a4f" style:font-size-asian="5.25pt" style:font-size-complex="6pt"/>
    </style:style>
    <style:style style:name="P4" style:family="paragraph" style:parent-style-name="Standard">
      <style:text-properties fo:font-size="6pt" officeooo:rsid="00058522" officeooo:paragraph-rsid="00058522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<text:line-break/><text:line-break/>CSS<text:line-break/><text:line-break/>JS</text:p>
      <text:p text:style-name="P2">insert random padding before each text line (to mimic the inconsistency of space on the end)</text:p>
      <text:p text:style-name="P3"/>
      <text:p text:style-name="P3">Add text to DOM if user is on mobile ‘app works better on desktop’</text:p>
      <text:p text:style-name="P3"/>
      <text:p text:style-name="P4">On creation of new character, detect if (the character in the same x-axis on previous line) had an increase or decrease in y-axis vs (its previous character); if increase, increased likelihood of y-axis increase in new character, ditto for decre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30:48.294800432</meta:creation-date>
    <dc:date>2018-10-06T15:32:58.523804617</dc:date>
    <meta:editing-duration>P2DT10H54M2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4" meta:word-count="73" meta:character-count="420" meta:non-whitespace-character-count="349"/>
  </office:meta>
</office:document-meta>
</file>